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Carlito" fo:font-size="10pt" officeooo:rsid="0018999f" officeooo:paragraph-rsid="0018999f" style:font-size-asian="10pt" style:font-size-complex="10pt"/>
    </style:style>
    <style:style style:name="P2" style:family="paragraph" style:parent-style-name="Standard">
      <style:paragraph-properties fo:line-height="150%"/>
      <style:text-properties style:font-name="Carlito" fo:font-size="10pt" officeooo:rsid="001ab152" officeooo:paragraph-rsid="001ab152" style:font-size-asian="10pt" style:font-size-complex="10pt"/>
    </style:style>
    <style:style style:name="P3" style:family="paragraph" style:parent-style-name="Standard">
      <style:paragraph-properties fo:line-height="150%"/>
      <style:text-properties style:font-name="Carlito" fo:font-size="10pt" officeooo:rsid="001b16e3" officeooo:paragraph-rsid="001b16e3" style:font-size-asian="10pt" style:font-size-complex="10pt"/>
    </style:style>
    <style:style style:name="P4" style:family="paragraph" style:parent-style-name="Standard">
      <style:paragraph-properties fo:line-height="150%"/>
      <style:text-properties style:font-name="Carlito" fo:font-size="10pt" officeooo:rsid="001cd260" officeooo:paragraph-rsid="001cd260" style:font-size-asian="10pt" style:font-size-complex="10pt"/>
    </style:style>
    <style:style style:name="T1" style:family="text">
      <style:text-properties officeooo:rsid="0019221b"/>
    </style:style>
    <style:style style:name="T2" style:family="text">
      <style:text-properties officeooo:rsid="001f1c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04 - UF1 – <text:span text:style-name="T2">A3</text:span> – <text:span text:style-name="T1">pràctica 3</text:span></text:p>
      <text:p text:style-name="P1"/>
      <text:p text:style-name="P2">Retocar la pàgina web de la pràctica anterior: </text:p>
      <text:p text:style-name="P3">1. Crea el teu propi estil pel tipus de paràgraf anomenat "paraRed" però posant color = "blue", la resta de paràmetres li poses els valors que volguis (font-family, font-size, border, padding, margin,...) </text:p>
      <text:p text:style-name="P3">2. Crea el teu propi estil pel tipus de paràgraf anomenat "paraGreen" però posant el color = "green", la resta de paràmetres li poses els valors que volguis (font-family, font-size, border, padding, margin,...) </text:p>
      <text:p text:style-name="P3">3. Assigna a 2 paràgrafs els 2 estils declarats abans amb l'atribut class. </text:p>
      <text:p text:style-name="P3">4. Fica comentaris en diversos llocs del codi i comproba que no apareixen en la pàgina web quan la visualitzes. </text:p>
      <text:p text:style-name="P4">5. Si en el &lt;head&gt; hi ha el següent codi (mantenint l'ordre que surt aquí): </text:p>
      <text:p text:style-name="P4">p { </text:p>
      <text:p text:style-name="P4"><text:tab/>color:green; </text:p>
      <text:p text:style-name="P4"><text:tab/>font-family:courier; </text:p>
      <text:p text:style-name="P4">} </text:p>
      <text:p text:style-name="P4">p.vermell { </text:p>
      <text:p text:style-name="P4"><text:tab/>color:red; </text:p>
      <text:p text:style-name="P4"><text:tab/>font-family:courier; </text:p>
      <text:p text:style-name="P4"><text:tab/>font-size:160%; </text:p>
      <text:p text:style-name="P4"><text:tab/>border:1px solid black; </text:p>
      <text:p text:style-name="P4"><text:tab/>padding:10px; </text:p>
      <text:p text:style-name="P4"><text:tab/>margin:30px; </text:p>
      <text:p text:style-name="P4">} </text:p>
      <text:p text:style-name="P4">i tinc un paràgraf amb class="vermell", ¿de quin color serà el text que hi hagi dins del paràgraf?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gmartinez </meta:initial-creator>
    <meta:creation-date>2015-10-26T16:33:00.320498356</meta:creation-date>
    <dc:date>2020-11-10T10:58:12.116072519</dc:date>
    <meta:editing-duration>PT1M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" meta:paragraph-count="20" meta:word-count="161" meta:character-count="1013" meta:non-whitespace-character-count="843"/>
  </office:meta>
</office:document-meta>
</file>